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mimetype" manifest:media-type="text/plain"/>
  <manifest:file-entry manifest:full-path="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ální" style:master-page-name="MP0" style:family="paragraph">
      <style:paragraph-properties fo:break-before="page" fo:text-align="center" fo:margin-bottom="0in"/>
      <style:text-properties fo:font-size="14pt" style:font-size-asian="14pt" style:font-size-complex="14pt"/>
    </style:style>
    <style:style style:name="P2" style:parent-style-name="Normální" style:family="paragraph">
      <style:paragraph-properties fo:text-align="end" fo:margin-bottom="0in"/>
    </style:style>
    <style:style style:name="P3" style:parent-style-name="Normální" style:family="paragraph">
      <style:paragraph-properties fo:text-align="end"/>
    </style:style>
    <style:style style:name="P4" style:parent-style-name="Normální" style:family="paragraph">
      <style:text-properties fo:font-size="14pt" style:font-size-asian="14pt" style:font-size-complex="14pt"/>
    </style:style>
    <style:style style:name="P5" style:parent-style-name="Normální" style:family="paragraph">
      <style:paragraph-properties fo:margin-bottom="0in"/>
    </style:style>
    <style:style style:name="T6" style:parent-style-name="Standardnípísmoodstavce" style:family="text">
      <style:text-properties style:text-position="sub 63.6%"/>
    </style:style>
    <style:style style:name="P7" style:parent-style-name="Normální" style:family="paragraph">
      <style:paragraph-properties fo:break-before="page"/>
      <style:text-properties fo:font-size="14pt" style:font-size-asian="14pt" style:font-size-complex="14pt"/>
    </style:style>
    <style:style style:name="P8" style:parent-style-name="Normální" style:family="paragraph">
      <style:paragraph-properties fo:text-align="center" fo:margin-bottom="0in"/>
      <style:text-properties fo:font-size="14pt" style:font-size-asian="14pt" style:font-size-complex="14pt"/>
    </style:style>
    <style:style style:name="P9" style:parent-style-name="Normální" style:family="paragraph">
      <style:paragraph-properties fo:text-align="end" fo:margin-bottom="0in"/>
    </style:style>
    <style:style style:name="P10" style:parent-style-name="Normální" style:family="paragraph">
      <style:paragraph-properties fo:text-align="end"/>
    </style:style>
    <style:style style:name="P11" style:parent-style-name="Normální" style:family="paragraph">
      <style:text-properties fo:font-size="14pt" style:font-size-asian="14pt" style:font-size-complex="14pt"/>
    </style:style>
    <style:style style:name="T12" style:parent-style-name="Standardnípísmoodstavce" style:family="text">
      <style:text-properties style:font-name="Cambria Math" style:font-name-complex="Cambria Math"/>
    </style:style>
    <style:style style:name="T13" style:parent-style-name="Standardnípísmoodstavce" style:family="text">
      <style:text-properties style:font-name="Cambria Math" style:font-name-complex="Cambria Math"/>
    </style:style>
    <style:style style:name="P14" style:parent-style-name="Normální" style:family="paragraph">
      <style:paragraph-properties fo:text-align="center"/>
    </style:style>
    <style:style style:name="P15" style:parent-style-name="Normální" style:family="paragraph">
      <style:text-properties style:font-name-asian="Times New Roman"/>
    </style:style>
    <style:style style:name="P16" style:parent-style-name="Normální" style:family="paragraph">
      <style:text-properties style:font-name-asian="Times New Roman"/>
    </style:style>
    <style:style style:name="P17" style:parent-style-name="Normální" style:family="paragraph">
      <style:text-properties style:font-name-asian="Times New Roman"/>
    </style:style>
    <style:style style:name="TableColumn19" style:family="table-column">
      <style:table-column-properties style:column-width="0.1972in"/>
    </style:style>
    <style:style style:name="TableColumn20" style:family="table-column">
      <style:table-column-properties style:column-width="0.1972in"/>
    </style:style>
    <style:style style:name="TableColumn21" style:family="table-column">
      <style:table-column-properties style:column-width="0.1972in"/>
    </style:style>
    <style:style style:name="TableColumn22" style:family="table-column">
      <style:table-column-properties style:column-width="0.2298in"/>
    </style:style>
    <style:style style:name="TableColumn23" style:family="table-column">
      <style:table-column-properties style:column-width="0.1972in"/>
    </style:style>
    <style:style style:name="Table18" style:family="table">
      <style:table-properties style:width="1.0187in" fo:margin-left="2.6458in" table:align="left"/>
    </style:style>
    <style:style style:name="TableRow24" style:family="table-row">
      <style:table-row-properties style:row-height="0.1972in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Normální" style:family="paragraph">
      <style:paragraph-properties fo:text-align="center" fo:margin-bottom="0in" fo:line-height="100%"/>
      <style:text-properties style:font-name-asian="Times New Roman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Normální" style:family="paragraph">
      <style:paragraph-properties fo:text-align="center" fo:margin-bottom="0in" fo:line-height="100%"/>
      <style:text-properties style:font-name-asian="Times New Roman"/>
    </style:style>
    <style:style style:name="TableCell29" style:family="table-cell">
      <style:table-cell-properties fo:border="0.0069in solid #000000" fo:background-color="#92D050" fo:padding-top="0in" fo:padding-left="0.075in" fo:padding-bottom="0in" fo:padding-right="0.075in"/>
    </style:style>
    <style:style style:name="P30" style:parent-style-name="Normální" style:family="paragraph">
      <style:paragraph-properties fo:text-align="center" fo:margin-bottom="0in" fo:line-height="100%"/>
      <style:text-properties style:font-name-asian="Times New Roman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Normální" style:family="paragraph">
      <style:paragraph-properties fo:text-align="center" fo:margin-bottom="0in" fo:line-height="100%"/>
      <style:text-properties style:font-name-asian="Times New Roman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ální" style:family="paragraph">
      <style:paragraph-properties fo:text-align="center" fo:margin-bottom="0in" fo:line-height="100%"/>
      <style:text-properties style:font-name-asian="Times New Roman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Normální" style:family="paragraph">
      <style:paragraph-properties fo:margin-bottom="0in" fo:line-height="100%"/>
      <style:text-properties style:font-name-asian="Times New Roman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Normální" style:family="paragraph">
      <style:paragraph-properties fo:text-align="center" fo:margin-bottom="0in" fo:line-height="100%"/>
      <style:text-properties style:font-name-asian="Times New Roman"/>
    </style:style>
    <style:style style:name="TableCell40" style:family="table-cell">
      <style:table-cell-properties fo:border="0.0069in solid #000000" fo:background-color="#92D050" fo:padding-top="0in" fo:padding-left="0.075in" fo:padding-bottom="0in" fo:padding-right="0.075in"/>
    </style:style>
    <style:style style:name="P41" style:parent-style-name="Normální" style:family="paragraph">
      <style:paragraph-properties fo:margin-bottom="0in" fo:line-height="100%"/>
      <style:text-properties style:font-name-asian="Times New Roman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Normální" style:family="paragraph">
      <style:paragraph-properties fo:margin-bottom="0in" fo:line-height="100%"/>
      <style:text-properties style:font-name-asian="Times New Roman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Normální" style:family="paragraph">
      <style:paragraph-properties fo:margin-bottom="0in" fo:line-height="100%"/>
      <style:text-properties style:font-name-asian="Times New Roman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fo:background-color="#92D050" fo:padding-top="0in" fo:padding-left="0.075in" fo:padding-bottom="0in" fo:padding-right="0.075in"/>
    </style:style>
    <style:style style:name="P48" style:parent-style-name="Normální" style:family="paragraph">
      <style:paragraph-properties fo:margin-bottom="0in" fo:line-height="100%"/>
      <style:text-properties style:font-name-asian="Times New Roman"/>
    </style:style>
    <style:style style:name="TableCell49" style:family="table-cell">
      <style:table-cell-properties fo:border="0.0069in solid #000000" fo:background-color="#92D050" fo:padding-top="0in" fo:padding-left="0.075in" fo:padding-bottom="0in" fo:padding-right="0.075in"/>
    </style:style>
    <style:style style:name="P50" style:parent-style-name="Normální" style:family="paragraph">
      <style:paragraph-properties fo:margin-bottom="0in" fo:line-height="100%"/>
      <style:text-properties style:font-name-asian="Times New Roman"/>
    </style:style>
    <style:style style:name="TableCell51" style:family="table-cell">
      <style:table-cell-properties fo:border="0.0069in solid #000000" fo:background-color="#92D050" fo:padding-top="0in" fo:padding-left="0.075in" fo:padding-bottom="0in" fo:padding-right="0.075in"/>
    </style:style>
    <style:style style:name="P52" style:parent-style-name="Normální" style:family="paragraph">
      <style:paragraph-properties fo:margin-bottom="0in" fo:line-height="100%"/>
      <style:text-properties style:font-name-asian="Times New Roman"/>
    </style:style>
    <style:style style:name="TableCell53" style:family="table-cell">
      <style:table-cell-properties fo:border="0.0069in solid #000000" fo:background-color="#92D050" fo:padding-top="0in" fo:padding-left="0.075in" fo:padding-bottom="0in" fo:padding-right="0.075in"/>
    </style:style>
    <style:style style:name="P54" style:parent-style-name="Normální" style:family="paragraph">
      <style:paragraph-properties fo:margin-bottom="0in" fo:line-height="100%"/>
      <style:text-properties style:font-name-asian="Times New Roman"/>
    </style:style>
    <style:style style:name="TableCell55" style:family="table-cell">
      <style:table-cell-properties fo:border="0.0069in solid #000000" fo:background-color="#92D050" fo:padding-top="0in" fo:padding-left="0.075in" fo:padding-bottom="0in" fo:padding-right="0.075in"/>
    </style:style>
    <style:style style:name="P56" style:parent-style-name="Normální" style:family="paragraph">
      <style:paragraph-properties fo:margin-bottom="0in" fo:line-height="100%"/>
      <style:text-properties style:font-name-asian="Times New Roman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Normální" style:family="paragraph">
      <style:paragraph-properties fo:text-align="center" fo:margin-bottom="0in" fo:line-height="100%"/>
      <style:text-properties style:font-name-asian="Times New Roman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Normální" style:family="paragraph">
      <style:paragraph-properties fo:text-align="center" fo:margin-bottom="0in" fo:line-height="100%"/>
      <style:text-properties style:font-name-asian="Times New Roman"/>
    </style:style>
    <style:style style:name="TableCell62" style:family="table-cell">
      <style:table-cell-properties fo:border="0.0069in solid #000000" fo:background-color="#92D050" fo:padding-top="0in" fo:padding-left="0.075in" fo:padding-bottom="0in" fo:padding-right="0.075in"/>
    </style:style>
    <style:style style:name="P63" style:parent-style-name="Normální" style:family="paragraph">
      <style:paragraph-properties fo:text-align="center" fo:margin-bottom="0in" fo:line-height="100%"/>
      <style:text-properties style:font-name-asian="Times New Roman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Normální" style:family="paragraph">
      <style:paragraph-properties fo:text-align="center" fo:margin-bottom="0in" fo:line-height="100%"/>
      <style:text-properties style:font-name-asian="Times New Roman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Normální" style:family="paragraph">
      <style:paragraph-properties fo:text-align="center" fo:margin-bottom="0in" fo:line-height="100%"/>
      <style:text-properties style:font-name-asian="Times New Roman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Normální" style:family="paragraph">
      <style:paragraph-properties fo:margin-bottom="0in" fo:line-height="100%"/>
      <style:text-properties style:font-name-asian="Times New Roman" fo:font-size="9pt" style:font-size-asian="9pt" style:font-size-complex="9pt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Normální" style:family="paragraph">
      <style:paragraph-properties fo:margin-bottom="0in" fo:line-height="100%"/>
      <style:text-properties style:font-name-asian="Times New Roman" fo:font-size="9pt" style:font-size-asian="9pt" style:font-size-complex="9pt"/>
    </style:style>
    <style:style style:name="TableCell73" style:family="table-cell">
      <style:table-cell-properties fo:border="0.0069in solid #000000" fo:background-color="#92D050" fo:padding-top="0in" fo:padding-left="0.075in" fo:padding-bottom="0in" fo:padding-right="0.075in"/>
    </style:style>
    <style:style style:name="P74" style:parent-style-name="Normální" style:family="paragraph">
      <style:paragraph-properties fo:margin-bottom="0in" fo:line-height="100%"/>
      <style:text-properties style:font-name-asian="Times New Roman" fo:font-size="9pt" style:font-size-asian="9pt" style:font-size-complex="9pt"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Normální" style:family="paragraph">
      <style:paragraph-properties fo:margin-bottom="0in" fo:line-height="100%"/>
      <style:text-properties style:font-name-asian="Times New Roman" fo:font-size="9pt" style:font-size-asian="9pt" style:font-size-complex="9pt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Normální" style:family="paragraph">
      <style:paragraph-properties fo:margin-bottom="0in" fo:line-height="100%"/>
      <style:text-properties style:font-name-asian="Times New Roman" fo:font-size="9pt" style:font-size-asian="9pt" style:font-size-complex="9pt"/>
    </style:style>
    <style:style style:name="P79" style:parent-style-name="Normální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P80" style:parent-style-name="Normální" style:family="paragraph">
      <style:text-properties style:font-name-asian="Times New Roman"/>
    </style:style>
    <style:style style:name="T81" style:parent-style-name="Standardnípísmoodstavce" style:family="text">
      <style:text-properties style:font-name-asian="Times New Roman" style:text-underline-type="single" style:text-underline-style="solid" style:text-underline-width="auto" style:text-underline-mode="continuous"/>
    </style:style>
    <style:style style:name="T82" style:parent-style-name="Standardnípísmoodstavce" style:family="text">
      <style:text-properties style:font-name-asian="Times New Roman"/>
    </style:style>
    <style:style style:name="P83" style:parent-style-name="Normální" style:family="paragraph">
      <style:paragraph-properties fo:text-align="center"/>
    </style:style>
    <style:style style:name="P84" style:parent-style-name="Normální" style:family="paragraph">
      <style:text-properties style:font-name-asian="Times New Roman"/>
    </style:style>
    <style:style style:name="T85" style:parent-style-name="Standardnípísmoodstavce" style:family="text">
      <style:text-properties style:font-name-asian="Times New Roman" style:text-underline-type="single" style:text-underline-style="solid" style:text-underline-width="auto" style:text-underline-mode="continuous"/>
    </style:style>
    <style:style style:name="P86" style:parent-style-name="Normální" style:family="paragraph">
      <style:text-properties style:font-name-asian="Times New Roman"/>
    </style:style>
    <style:style style:name="P87" style:parent-style-name="Normální" style:family="paragraph">
      <style:text-properties style:font-name-asian="Times New Roman"/>
    </style:style>
    <style:style style:name="P88" style:parent-style-name="Normální" style:family="paragraph">
      <style:paragraph-properties fo:break-before="page"/>
    </style:style>
    <style:style style:name="P89" style:parent-style-name="Normální" style:family="paragraph">
      <style:paragraph-properties fo:text-align="center" fo:margin-bottom="0in"/>
      <style:text-properties fo:font-size="14pt" style:font-size-asian="14pt" style:font-size-complex="14pt"/>
    </style:style>
    <style:style style:name="P90" style:parent-style-name="Normální" style:family="paragraph">
      <style:paragraph-properties fo:text-align="end" fo:margin-bottom="0in"/>
    </style:style>
    <style:style style:name="P91" style:parent-style-name="Normální" style:family="paragraph">
      <style:paragraph-properties fo:text-align="end"/>
    </style:style>
    <style:style style:name="P92" style:parent-style-name="Normální" style:family="paragraph">
      <style:text-properties fo:font-size="14pt" style:font-size-asian="14pt" style:font-size-complex="14pt"/>
    </style:style>
    <style:style style:name="P93" style:parent-style-name="Normální" style:family="paragraph">
      <style:paragraph-properties fo:break-before="page"/>
    </style:style>
    <style:style style:name="P94" style:parent-style-name="Normální" style:family="paragraph">
      <style:paragraph-properties fo:text-align="center" fo:margin-bottom="0in"/>
      <style:text-properties fo:font-size="14pt" style:font-size-asian="14pt" style:font-size-complex="14pt"/>
    </style:style>
    <style:style style:name="P95" style:parent-style-name="Normální" style:family="paragraph">
      <style:paragraph-properties fo:text-align="end" fo:margin-bottom="0in"/>
    </style:style>
    <style:style style:name="P96" style:parent-style-name="Normální" style:family="paragraph">
      <style:paragraph-properties fo:text-align="end"/>
    </style:style>
    <style:style style:name="P97" style:parent-style-name="Normální" style:family="paragraph">
      <style:text-properties fo:font-size="14pt" style:font-size-asian="14pt" style:font-size-complex="14pt"/>
    </style:style>
    <style:style style:name="P98" style:parent-style-name="Odstavecseseznamem" style:family="paragraph"/>
    <style:style style:name="T99" style:parent-style-name="Standardnípísmoodstavce" style:family="text">
      <style:text-properties fo:font-weight="bold" style:font-weight-asian="bold"/>
    </style:style>
    <style:style style:name="T100" style:parent-style-name="Standardnípísmoodstavce" style:family="text">
      <style:text-properties style:text-position="super 63.6%"/>
    </style:style>
    <style:style style:name="T101" style:parent-style-name="Standardnípísmoodstavce" style:family="text">
      <style:text-properties style:text-position="super 63.6%"/>
    </style:style>
    <style:style style:name="P102" style:parent-style-name="Odstavecseseznamem" style:family="paragraph"/>
    <style:style style:name="T103" style:parent-style-name="Standardnípísmoodstavce" style:family="text">
      <style:text-properties fo:font-weight="bold" style:font-weight-asian="bold"/>
    </style:style>
    <style:style style:name="P104" style:parent-style-name="Odstavecseseznamem" style:family="paragraph"/>
    <style:style style:name="T105" style:parent-style-name="Standardnípísmoodstavce" style:family="text">
      <style:text-properties fo:font-weight="bold" style:font-weight-asian="bold"/>
    </style:style>
    <style:style style:name="T106" style:parent-style-name="Standardnípísmoodstavce" style:family="text">
      <style:text-properties fo:font-style="italic" style:font-style-asian="italic"/>
    </style:style>
    <style:style style:name="T107" style:parent-style-name="Standardnípísmoodstavce" style:family="text">
      <style:text-properties fo:font-style="italic" style:font-style-asian="italic"/>
    </style:style>
    <style:style style:name="T108" style:parent-style-name="Standardnípísmoodstavce" style:family="text">
      <style:text-properties fo:font-style="italic" style:font-style-asian="italic"/>
    </style:style>
    <style:style style:name="T109" style:parent-style-name="Standardnípísmoodstavce" style:family="text">
      <style:text-properties style:text-position="super 63.6%"/>
    </style:style>
    <style:style style:name="T110" style:parent-style-name="Standardnípísmoodstavce" style:family="text">
      <style:text-properties style:text-position="super 63.6%"/>
    </style:style>
    <style:style style:name="P111" style:parent-style-name="Odstavecseseznamem" style:family="paragraph"/>
    <style:style style:name="T112" style:parent-style-name="Standardnípísmoodstavce" style:family="text">
      <style:text-properties fo:font-style="italic" style:font-style-asian="italic"/>
    </style:style>
    <style:style style:name="T113" style:parent-style-name="Standardnípísmoodstavce" style:family="text">
      <style:text-properties fo:font-weight="bold" style:font-weight-asian="bold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</office:automatic-styles>
  <office:body>
    <office:text text:use-soft-page-breaks="true">
      <text:p text:style-name="P1">IV003 -<text:s/>SADA 1<text:s/></text:p>
      <text:p text:style-name="P2">Řešitelé: Tomáš Skopal (374549)</text:p>
      <text:p text:style-name="P3">Vojtěch Bělovský (374032)</text:p>
      <text:p text:style-name="P4">Příklad 1</text:p>
      <text:p text:style-name="P5">Díval jsem se na ty sumy a fakt tam jsou všechna x&lt;x<text:span text:style-name="T6">k</text:span><text:s/>. Zatím nevím jak z toho ven, ale je pravda, že jsem nad tím moc nepřemýšlel. Když se podíváš do diskuse, tak tam hned na začátku tipek píše ať si projdeme sešit a slidy a že jsme to řešení někde už viděli. Teď mě tak napadlo, jestli by to nešlo vytvořit nějakou haldou nebo B+ stromem. Máš mít složitost O(n) což ti přesně vychází na projití toho pole a když budeš každý prvek brát a skládat do nějaké haldy (fibonacciho možná) tak by to nějak mohlo vyjít, ale je to jen takový nástřel.</text:p>
      <text:p text:style-name="P7"/>
      <text:soft-page-break/>
      <text:p text:style-name="P8">IV003 -<text:s/>SADA 1<text:s/></text:p>
      <text:p text:style-name="P9">Řešitelé: Tomáš Skopal (374549)</text:p>
      <text:p text:style-name="P10">Vojtěch Bělovský (374032)</text:p>
      <text:p text:style-name="P11">Příklad 2</text:p>
      <text:p text:style-name="Normální">Nejdříve uvedeme hledání esa v 1D poli. Princip nám poté poslouží při hledání esa v 2D poli, tedy v matici. Při nejjednodušším<text:s/>hledání esa v 1D poli postupujeme lineárně po jednotlivých prvcích a nejvýše po n krocích nalezneme eso. To je však pomalé a proto urychlíme postup použitím rekurze. Pokud se podíváme na okolí čísla na indexu<text:s/><text:span text:style-name="T12">⌈</text:span>n/2<text:span text:style-name="T13">⌉</text:span>, můžou být okolní čísla buď obě menší (nalezli jsme eso) nebo obě větší nebo jedno větší a jedno menší. Pokud číslo x není esem, podíváme se na sousední prvky a<text:s/>stejný postup opakujeme na, které se nachází na tu stranu od prvku x, kde je větší prvek. Časová složitost je dána rekurentně<text:s/>rovnicí</text:p>
      <text:p text:style-name="P14"><draw:frame draw:style-name="a0" text:anchor-type="as-char" svg:x="0in" svg:y="0in" svg:width="1.13542in" svg:height="0.3125in" style:rel-width="scale" style:rel-height="scale"><draw:object xlink:href="Object 1/" xlink:type="simple" xlink:show="embed" xlink:actuate="onLoad"/></draw:frame></text:p>
      <text:p text:style-name="P15">tedy<text:s/>podle Master Theoremu<text:s/>O(log n).</text:p>
      <text:p text:style-name="P16">Algoritmus je korektní, protože se vždy zanoří do té části pole, kde se nachází větší prvek a tím jednou musí najít ten který má oba sousedy menší (eso).</text:p>
      <text:p text:style-name="P17">Princip aplikujeme na matici a to následovně. Najdeme výše uvedeným algoritmem nejvyšší prvek v prostředním sloupci a řádku matice.</text:p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>Z</text:p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>X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>Y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</table:table>
      <text:p text:style-name="P79">Obrázek 1.1</text:p>
      <text:p text:style-name="P80">Prozkoumáme jeho okolí. Pokud by podle obrázku<text:s/>1.1<text:s/>největším prvkem v prohledávaném řádku a sloupci bylo číslo X, pak porovnáme prvky Z a Y (okolí<text:s/>bodu X) a rekurzivně algoritmus voláme na submatici n/2 * n/2 kde se nachází MAX (X, Y). Do<text:s/>nové submatice<text:s/>(T(n/2))<text:s/>zahrnujeme i hranici, tedy prvky, které tvořily<text:s/>prostřední sloupec a řádek aktuálně prohledávané matice (T(n)) (zvýrazněné na obrázku 1.1).</text:p>
      <text:p text:style-name="Normální"><text:span text:style-name="T81">Časová složitost:</text:span><text:span text:style-name="T82"><text:s/></text:span></text:p>
      <text:p text:style-name="P83"><draw:frame draw:style-name="a1" text:anchor-type="as-char" svg:x="0in" svg:y="0in" svg:width="1.375in" svg:height="0.3125in" style:rel-width="scale" style:rel-height="scale"><draw:object xlink:href="Object 2/" xlink:type="simple" xlink:show="embed" xlink:actuate="onLoad"/></draw:frame></text:p>
      <text:p text:style-name="P84">Z rovnice podle Master Theoremu určíme koeficienty: a=1, b=2, d=1. Při dosazení zjistíme, že složitost výše popsaného algoritmu je O(n). Tedy jsme splnili zadání.</text:p>
      <text:p text:style-name="Normální"><text:span text:style-name="T85">Korektnost:<text:s/></text:span></text:p>
      <text:p text:style-name="P86">Při prohledávání prostředního řádku a sloupce matice najdeme vždy ten největší prvek. Pokud se v jeho okolí nenachází větší prvky našli jsme eso, pokud je některý z prvků Y a Z větší než aktuální maximum pak rekurzivně postupujeme do submatice, která obsahuje větší z prvků. Máme při tom<text:s/><text:soft-page-break/>jistotu, že hranice nové (poloviční) matice jsou tvořeny pouze menšími prvky než je Y potažmo Z. Tedy eso, jelikož jde o největší prvek ve svém okolí, se musí nacházet v zmenšené části. Konečnost algoritmu je dána stálým zmenšováním matice, až zbyde pouze jeden prvek.</text:p>
      <text:p text:style-name="P87">Pozn.: Pravděpodobně by algoritmus byl ještě rychlejší, protože nový krok rekurze probíhá ve složitosti O(2*log(n)), ale pro jednodušší počítání jsme uvažovali tuto složitost jako O(n).</text:p>
      <text:p text:style-name="P88"/>
      <text:soft-page-break/>
      <text:p text:style-name="P89">IV003 -<text:s/>SADA 1<text:s/></text:p>
      <text:p text:style-name="P90">Řešitelé: Tomáš Skopal (374549)</text:p>
      <text:p text:style-name="P91">Vojtěch Bělovský (374032)</text:p>
      <text:p text:style-name="P92">Příklad 3</text:p>
      <text:p text:style-name="Normální"/>
      <text:p text:style-name="Normální"/>
      <text:p text:style-name="P93"/>
      <text:soft-page-break/>
      <text:p text:style-name="P94">IV003 -<text:s/>SADA 1<text:s/></text:p>
      <text:p text:style-name="P95">Řešitelé: Tomáš Skopal (374549)</text:p>
      <text:p text:style-name="P96">Vojtěch Bělovský (374032)</text:p>
      <text:p text:style-name="P97">Příklad 4</text:p>
      <text:p text:style-name="Normální">Korektnost tvrzení:</text:p>
      <text:list text:style-name="LFO1" text:continue-numbering="true">
        <text:list-item>
          <text:p text:style-name="P98">INSERT + MIN-ALL:</text:p>
        </text:list-item>
      </text:list>
      <text:p text:style-name="Odstavecseseznamem">Tvrzení<text:s/><text:span text:style-name="T99">není<text:s/></text:span>korektní. Operaci insert přiřadím 2 kredity a operaci Min-All dám počet kreditů roven počtu minimálního prvku v poli, tedy count(min), maximálně tedy |S|.</text:p>
      <text:p text:style-name="Odstavecseseznamem"/>
      <text:p text:style-name="Odstavecseseznamem">Insert má dva kredity,<text:s/>protože 1 spotřebuje a 1 vloží na účet pro případnou následující operaci mazání, která při průchodu přes prvek 1 kredit spotřebovává. Min-All při každém průchodu přes minimální prvek 1 kredit spotřebuje, ale prvek nesmaže, proto mu musí nastavit kredit zpátky.<text:s/></text:p>
      <text:p text:style-name="Odstavecseseznamem"/>
      <text:p text:style-name="Odstavecseseznamem">Pokud uvažujeme takový případ, kdy bude pole tvořeno ze stejných čísel, pak Min-All nesmaže nikdy žádné číslo, protože jsou všechna minimální. Z toho vyplývá, že složitost Min-All v takovém případě bude na n operacích O(n<text:span text:style-name="T100">2</text:span>). A Celková složitost varianty Insert+MinAll bude O(n<text:span text:style-name="T101">2</text:span>+2n), což je spor.<text:s/></text:p>
      <text:p text:style-name="Odstavecseseznamem"/>
      <text:list text:style-name="LFO1" text:continue-numbering="true">
        <text:list-item>
          <text:p text:style-name="P102">INSERT + MIN-ONE:</text:p>
        </text:list-item>
      </text:list>
      <text:p text:style-name="Odstavecseseznamem">Tvrzení<text:span text:style-name="T103"><text:s/>je</text:span><text:s/>korektní. Operaci insert přiřadím 2 kredity a operaci Min-All dám počet kreditů roven počtu minimálního prvku v poli, tedy count(min), maximálně tedy 1. Princip je obdobný jako v případě<text:s/>1). Tedy časová složitost je maximálně rovna součtu kreditů, což je 2n za operaci<text:s/>Insert a n za operaci<text:s/>Min-All. 2n+n=3n což spadá do časové složitosti O(n).</text:p>
      <text:p text:style-name="Odstavecseseznamem"/>
      <text:list text:style-name="LFO1" text:continue-numbering="true">
        <text:list-item>
          <text:p text:style-name="P104">INSERT + DELETE:</text:p>
        </text:list-item>
      </text:list>
      <text:p text:style-name="Odstavecseseznamem">Tvrzení<text:s/><text:span text:style-name="T105">není<text:s/></text:span>korektní. Operaci insert přiřadím 2 kredity a operaci Delete dám počet kreditů roven počtu prvku<text:s/><text:span text:style-name="T106">i</text:span><text:s/>v poli, tedy count(i), maximálně tedy |S|. Princip je obdobný jako v případě 1).</text:p>
      <text:p text:style-name="Odstavecseseznamem">Pokud uvažujeme takový případ, kdy bude pole tvořeno ze stejných čísel<text:s/><text:span text:style-name="T107">x</text:span><text:s/>a zároveň budeme operaci Delete volat s parametrem<text:s/><text:span text:style-name="T108">y != x</text:span>, pak se nesmaže nikdy žádné číslo. Z toho vyplývá, že složitost Delete v takovém případě bude na n operacích O(n<text:span text:style-name="T109">2</text:span>). A Celková složitost varianty Insert+Delete bude O(n<text:span text:style-name="T110">2</text:span>+2n), což je spor.<text:s/></text:p>
      <text:p text:style-name="Odstavecseseznamem"/>
      <text:list text:style-name="LFO1" text:continue-numbering="true">
        <text:list-item>
          <text:p text:style-name="P111">INSERT +<text:s/>DELETE + podmínka na různost<text:s/><text:span text:style-name="T112">i</text:span>:</text:p>
        </text:list-item>
      </text:list>
      <text:p text:style-name="Odstavecseseznamem">Tvrzení<text:s/><text:span text:style-name="T113">je<text:s/></text:span>korektní. Operaci insert přiřadím 3 kredity a operaci Delete žádný. Tím, že se Delete volá pokaždé s jiným parametrem, máme jistotu, že maximálně může proběhnout dvakrát po sobě, aby došlo k nějakému mazání prvků. Při dalším (třetím po sobě jdoucím) volání operace Delete už v poli nebou žádné prvky a tím se nespotřebují žádné kredity. 3 kredity v operaci Insert přesně pokrývají tuto situaci (1 kredit při vložení a dva kredity pro dvě po sobě jdoucí operace Delete). Další Insert opět vloží kredity na zásobník. Součtem kreditů (šn) tedy dostáváme složitost O(n).</text:p>
      <text:p text:style-name="Odstavecseseznamem"/>
      <text:p text:style-name="Odstavecseseznamem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Zástupnýtext" style:display-name="Zástupný text" style:family="text" style:parent-style-name="Standardnípísmoodstavce">
      <style:text-properties fo:color="#808080"/>
    </style:style>
    <style:style style:name="Textbubliny" style:display-name="Text bubliny" style:family="paragraph" style:parent-style-name="Normální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omo</meta:initial-creator>
    <dc:creator>Tomo</dc:creator>
    <meta:creation-date>2014-03-16T17:39:00Z</meta:creation-date>
    <dc:date>2014-03-16T17:39:00Z</dc:date>
    <meta:template xlink:href="Normal" xlink:type="simple"/>
    <meta:editing-cycles>2</meta:editing-cycles>
    <meta:editing-duration>PT0S</meta:editing-duration>
    <meta:document-statistic meta:page-count="6" meta:paragraph-count="11" meta:word-count="810" meta:character-count="5583" meta:row-count="39" meta:non-whitespace-character-count="4784"/>
  </office:meta>
</office:document-meta>
</file>

<file path=Object 1/content.xml><?xml version="1.0" encoding="utf-8"?>
<mml:math xmlns:mml="http://www.w3.org/1998/Math/MathML" xmlns:m="http://schemas.openxmlformats.org/officeDocument/2006/math">
  <mml:mi>T</mml:mi>
  <mml:mfenced separators="|">
    <mml:mrow>
      <mml:mi>n</mml:mi>
    </mml:mrow>
  </mml:mfenced>
  <mml:mo>=</mml:mo>
  <mml:mi>T</mml:mi>
  <mml:mfenced separators="|">
    <mml:mrow>
      <mml:mfrac>
        <mml:mrow>
          <mml:mi>n</mml:mi>
        </mml:mrow>
        <mml:mrow>
          <mml:mn>2</mml:mn>
        </mml:mrow>
      </mml:mfrac>
    </mml:mrow>
  </mml:mfenced>
  <mml:mo>+</mml:mo>
  <mml:mn>1</mml:mn>
</mml:math>
</file>

<file path=Object 2/content.xml><?xml version="1.0" encoding="utf-8"?>
<mml:math xmlns:mml="http://www.w3.org/1998/Math/MathML" xmlns:m="http://schemas.openxmlformats.org/officeDocument/2006/math">
  <mml:mi>T</mml:mi>
  <mml:mfenced separators="|">
    <mml:mrow>
      <mml:mi>n</mml:mi>
    </mml:mrow>
  </mml:mfenced>
  <mml:mo>=</mml:mo>
  <mml:mi>T</mml:mi>
  <mml:mfenced separators="|">
    <mml:mrow>
      <mml:mfrac>
        <mml:mrow>
          <mml:mi>n</mml:mi>
        </mml:mrow>
        <mml:mrow>
          <mml:mn>2</mml:mn>
        </mml:mrow>
      </mml:mfrac>
    </mml:mrow>
  </mml:mfenced>
  <mml:mo>+</mml:mo>
  <mml:mi>O</mml:mi>
  <mml:mo>(</mml:mo>
  <mml:mi>n</mml:mi>
  <mml:mo>)</mml:mo>
</mml:math>
</file>